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daf4c" officeooo:paragraph-rsid="000daf4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normal" officeooo:rsid="001795d7" officeooo:paragraph-rsid="001795d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6pt" fo:font-weight="normal" officeooo:rsid="00192993" officeooo:paragraph-rsid="0019299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6pt" fo:font-weight="normal" officeooo:rsid="00192993" officeooo:paragraph-rsid="001ac3a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6pt" fo:font-weight="normal" officeooo:rsid="001ac3a1" officeooo:paragraph-rsid="001ac3a1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8pt" fo:font-weight="bold" officeooo:rsid="000daf4c" officeooo:paragraph-rsid="000daf4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normal" officeooo:rsid="003dcd7c" officeooo:paragraph-rsid="001bdaf2" style:font-weight-asian="normal" style:font-weight-complex="normal"/>
    </style:style>
    <style:style style:name="T1" style:family="text">
      <style:text-properties officeooo:rsid="001a984d"/>
    </style:style>
    <style:style style:name="T2" style:family="text">
      <style:text-properties officeooo:rsid="001d5a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DICATED TO GOD THE FATHER</text:p>
      <text:p text:style-name="P2"/>
      <text:p text:style-name="P7">All Rights Reserved Copyright 2020-2021 Christopher Topalian</text:p>
      <text:p text:style-name="P2"/>
      <text:p text:style-name="P1">How to Publish<text:line-break/>Topalian Game Engine<text:line-break/>Data Navigator</text:p>
      <text:p text:style-name="P1"/>
      <text:p text:style-name="P6"/>
      <text:p text:style-name="P3">The method for publishing the TGEDN has been recently updated.</text:p>
      <text:p text:style-name="P3"/>
      <text:p text:style-name="P4">Watch the new way that we publish the engine at <text:a xlink:type="simple" xlink:href="https://www.youtube.com/watch?v=KN7hRB9Lq28" text:style-name="Internet_20_link" text:visited-style-name="Visited_20_Internet_20_Link">https://www.youtube.com/watch?v=KN7hRB9Lq28</text:a></text:p>
      <text:p text:style-name="P4"/>
      <text:p text:style-name="P5">See <text:span text:style-name="T2">m</text:span>ore tutorials here:</text:p>
      <text:p text:style-name="P4"><text:a xlink:type="simple" xlink:href="https://www.youtube.com/ScriptingCollege" text:style-name="Internet_20_link" text:visited-style-name="Visited_20_Internet_20_Link">http</text:a><text:a xlink:type="simple" xlink:href="https://www.youtube.com/ScriptingCollege" text:style-name="Internet_20_link" text:visited-style-name="Visited_20_Internet_20_Link"><text:span text:style-name="T1">s</text:span></text:a><text:a xlink:type="simple" xlink:href="https://www.youtube.com/ScriptingCollege" text:style-name="Internet_20_link" text:visited-style-name="Visited_20_Internet_20_Link">://www.youtube.com/ScriptingCollege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04:11:50.860000000</meta:creation-date>
    <dc:date>2021-11-03T01:04:20.897000000</dc:date>
    <meta:editing-duration>PT43M2S</meta:editing-duration>
    <meta:editing-cycles>15</meta:editing-cycles>
    <meta:generator>LibreOffice/7.1.1.2$Windows_X86_64 LibreOffice_project/fe0b08f4af1bacafe4c7ecc87ce55bb426164676</meta:generator>
    <dc:description>Dedicated to God the Father

How to Publish Topalian Game Engine Data Navigator

Topalian Game Engine Data Navigator
All Rights Reserved Christopher Topalian Copyright 2020-2021</dc:description>
    <meta:keyword>publish game</meta:keyword>
    <meta:keyword>publish game engine</meta:keyword>
    <meta:keyword>tutorial</meta:keyword>
    <dc:subject>Tutorial on how to publish our code to a web server for free</dc:subject>
    <dc:title>How to Publish Topalian Game Engine Data Navigator</dc:title>
    <meta:document-statistic meta:table-count="0" meta:image-count="0" meta:object-count="0" meta:page-count="1" meta:paragraph-count="7" meta:word-count="46" meta:character-count="354" meta:non-whitespace-character-count="315"/>
  </office:meta>
</office:document-meta>
</file>